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map style:condition="cell-content()=[.$AH4]" style:apply-style-name="Result" style:base-cell-address="Sheet1.B4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30" table:default-cell-style-name="ce2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table:style-name="Default" office:value-type="string" calcext:value-type="string">
            <text:p>37 components</text:p>
          </table:table-cell>
          <table:table-cell table:style-name="Default" table:number-columns-repeated="30"/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nof_nodes</text:p>
          </table:table-cell>
          <table:table-cell table:style-name="Default" table:number-columns-repeated="4"/>
          <table:table-cell table:style-name="ce1"/>
          <table:table-cell table:style-name="Default" office:value-type="string" calcext:value-type="string">
            <text:p>nof_nodes_simple_types</text:p>
          </table:table-cell>
          <table:table-cell table:style-name="Default" table:number-columns-repeated="4"/>
          <table:table-cell table:style-name="ce1"/>
          <table:table-cell table:style-name="Default" office:value-type="string" calcext:value-type="string">
            <text:p>no_same_component</text:p>
          </table:table-cell>
          <table:table-cell table:style-name="Default" table:number-columns-repeated="4"/>
          <table:table-cell table:style-name="ce1"/>
          <table:table-cell table:style-name="Default" office:value-type="string" calcext:value-type="string">
            <text:p>no_same_component (big constant)</text:p>
          </table:table-cell>
          <table:table-cell table:style-name="Default" table:number-columns-repeated="4"/>
          <table:table-cell table:style-name="ce1"/>
          <table:table-cell table:style-name="Default" office:value-type="string" calcext:value-type="string">
            <text:p>no_same_component (even bigger constants)</text:p>
          </table:table-cell>
          <table:table-cell table:style-name="Default" table:number-columns-repeated="4"/>
          <table:table-cell table:style-name="ce1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<text:s/>time plain (s) nof_nodes</text:p>
          </table:table-cell>
          <table:table-cell table:style-name="Default" office:value-type="string" calcext:value-type="string">
            <text:p><text:s/>solution plain nof_nodes</text:p>
          </table:table-cell>
          <table:table-cell table:style-name="Default" office:value-type="string" calcext:value-type="string">
            <text:p><text:s/>time with blacklist (s) nof_nodes</text:p>
          </table:table-cell>
          <table:table-cell table:style-name="Default" office:value-type="string" calcext:value-type="string">
            <text:p><text:s/>solution with blacklist</text:p>
          </table:table-cell>
          <table:table-cell table:style-name="Default" office:value-type="string" calcext:value-type="string">
            <text:p><text:s/>time with templates (s) nof_nodes</text:p>
          </table:table-cell>
          <table:table-cell table:style-name="ce1" office:value-type="string" calcext:value-type="string">
            <text:p><text:s/>solution with templates nof_nodes</text:p>
          </table:table-cell>
          <table:table-cell table:style-name="Default" office:value-type="string" calcext:value-type="string">
            <text:p><text:s/>time plain (s) nof_nodes_simple_types</text:p>
          </table:table-cell>
          <table:table-cell table:style-name="Default" office:value-type="string" calcext:value-type="string">
            <text:p><text:s/>solution plain nof_nodes_simple_types</text:p>
          </table:table-cell>
          <table:table-cell table:style-name="Default" office:value-type="string" calcext:value-type="string">
            <text:p><text:s/>time with blacklist (s) nof_nodes_simple_types</text:p>
          </table:table-cell>
          <table:table-cell table:style-name="Default" office:value-type="string" calcext:value-type="string">
            <text:p><text:s/>solution with blacklist nof_nodes_simple_types</text:p>
          </table:table-cell>
          <table:table-cell table:style-name="Default" office:value-type="string" calcext:value-type="string">
            <text:p><text:s/>time with templates (s) nof_nodes_simple_types</text:p>
          </table:table-cell>
          <table:table-cell table:style-name="ce1" office:value-type="string" calcext:value-type="string">
            <text:p><text:s/>solution with templates nof_nodes_simple_types</text:p>
          </table:table-cell>
          <table:table-cell table:style-name="Default" office:value-type="string" calcext:value-type="string">
            <text:p><text:s/>time plain (s) no_same_component</text:p>
          </table:table-cell>
          <table:table-cell table:style-name="Default" office:value-type="string" calcext:value-type="string">
            <text:p><text:s/>solution plain no_same_component</text:p>
          </table:table-cell>
          <table:table-cell table:style-name="Default" office:value-type="string" calcext:value-type="string">
            <text:p><text:s/>time with blacklist (s) no_same_component</text:p>
          </table:table-cell>
          <table:table-cell table:style-name="Default" office:value-type="string" calcext:value-type="string">
            <text:p><text:s/>solution with blacklist no_same_component</text:p>
          </table:table-cell>
          <table:table-cell table:style-name="Default" office:value-type="string" calcext:value-type="string">
            <text:p><text:s/>time with templates (s) no_same_component</text:p>
          </table:table-cell>
          <table:table-cell table:style-name="ce1" office:value-type="string" calcext:value-type="string">
            <text:p><text:s/>solution with templates no_same_component</text:p>
          </table:table-cell>
          <table:table-cell table:style-name="Default" office:value-type="string" calcext:value-type="string">
            <text:p><text:s/>time plain (s) no_same_component (big constant)</text:p>
          </table:table-cell>
          <table:table-cell table:style-name="Default" office:value-type="string" calcext:value-type="string">
            <text:p><text:s/>solution plain no_same_component (big constant)</text:p>
          </table:table-cell>
          <table:table-cell table:style-name="Default" office:value-type="string" calcext:value-type="string">
            <text:p><text:s/>time with blacklist (s) no_same_component (big constant)</text:p>
          </table:table-cell>
          <table:table-cell table:style-name="Default" office:value-type="string" calcext:value-type="string">
            <text:p><text:s/>solution with blacklist no_same_component (big constant)</text:p>
          </table:table-cell>
          <table:table-cell table:style-name="Default" office:value-type="string" calcext:value-type="string">
            <text:p><text:s/>time with templates (s) no_same_component (big constant)</text:p>
          </table:table-cell>
          <table:table-cell table:style-name="ce1" office:value-type="string" calcext:value-type="string">
            <text:p><text:s/>solution with templates no_same_component (big constant)</text:p>
          </table:table-cell>
          <table:table-cell table:style-name="Default" office:value-type="string" calcext:value-type="string">
            <text:p><text:s/>time plain (s) no_same_component (even bigger constants)</text:p>
          </table:table-cell>
          <table:table-cell table:style-name="Default" office:value-type="string" calcext:value-type="string">
            <text:p><text:s/>solution plain no_same_component (even bigger constants)</text:p>
          </table:table-cell>
          <table:table-cell table:style-name="Default" office:value-type="string" calcext:value-type="string">
            <text:p><text:s/>time with blacklist (s) no_same_component (even bigger constants)</text:p>
          </table:table-cell>
          <table:table-cell table:style-name="Default" office:value-type="string" calcext:value-type="string">
            <text:p><text:s/>solution with blacklist no_same_component (even bigger constants)</text:p>
          </table:table-cell>
          <table:table-cell table:style-name="Default" office:value-type="string" calcext:value-type="string">
            <text:p><text:s/>time with templates (s) no_same_component (even bigger constants)</text:p>
          </table:table-cell>
          <table:table-cell table:style-name="ce1" office:value-type="string" calcext:value-type="string">
            <text:p><text:s/>solution with templates no_same_component (even bigger constants)</text:p>
          </table:table-cell>
          <table:table-cell office:value-type="string" calcext:value-type="string">
            <text:p><text:s/>nof components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ppend</text:p>
          </table:table-cell>
          <table:table-cell office:value-type="float" office:value="0.060663" calcext:value-type="float">
            <text:p>0,060663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032428" calcext:value-type="float">
            <text:p>0,032428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945811" calcext:value-type="float">
            <text:p>0,945811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029756" calcext:value-type="float">
            <text:p>0,029756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024704" calcext:value-type="float">
            <text:p>0,024704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757254" calcext:value-type="float">
            <text:p>0,757254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021925" calcext:value-type="float">
            <text:p>0,021925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02078" calcext:value-type="float">
            <text:p>0,02078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935925" calcext:value-type="float">
            <text:p>0,935925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031403" calcext:value-type="float">
            <text:p>0,031403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041258" calcext:value-type="float">
            <text:p>0,041258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984004" calcext:value-type="float">
            <text:p>0,984004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027869" calcext:value-type="float">
            <text:p>0,027869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030546" calcext:value-type="float">
            <text:p>0,030546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1.081863" calcext:value-type="float">
            <text:p>1,081863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B4:.AE4])" office:value-type="float" office:value="0.02078" calcext:value-type="float">
            <text:p>0,02078</text:p>
          </table:table-cell>
          <table:table-cell office:value-type="string" calcext:value-type="string">
            <text:p>append</text:p>
          </table:table-cell>
        </table:table-row>
        <table:table-row table:style-name="ro1">
          <table:table-cell office:value-type="string" calcext:value-type="string">
            <text:p>concat</text:p>
          </table:table-cell>
          <table:table-cell office:value-type="float" office:value="0.061636" calcext:value-type="float">
            <text:p>0,061636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0.027036" calcext:value-type="float">
            <text:p>0,027036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0.817539" calcext:value-type="float">
            <text:p>0,817539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0.029272" calcext:value-type="float">
            <text:p>0,029272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0.027483" calcext:value-type="float">
            <text:p>0,027483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0.726535" calcext:value-type="float">
            <text:p>0,726535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0.067102" calcext:value-type="float">
            <text:p>0,067102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0.058098" calcext:value-type="float">
            <text:p>0,058098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0.557553" calcext:value-type="float">
            <text:p>0,557553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0.1551" calcext:value-type="float">
            <text:p>0,1551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0.195074" calcext:value-type="float">
            <text:p>0,195074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0.995802" calcext:value-type="float">
            <text:p>0,995802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0.105907" calcext:value-type="float">
            <text:p>0,105907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0.105522" calcext:value-type="float">
            <text:p>0,105522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1.111968" calcext:value-type="float">
            <text:p>1,111968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5:.AE5])" office:value-type="float" office:value="0.027036" calcext:value-type="float">
            <text:p>0,027036</text:p>
          </table:table-cell>
          <table:table-cell office:value-type="string" calcext:value-type="string">
            <text:p>concat</text:p>
          </table:table-cell>
        </table:table-row>
        <table:table-row table:style-name="ro1">
          <table:table-cell office:value-type="string" calcext:value-type="string">
            <text:p>droplast</text:p>
          </table:table-cell>
          <table:table-cell office:value-type="float" office:value="0.04608" calcext:value-type="float">
            <text:p>0,04608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0.024235" calcext:value-type="float">
            <text:p>0,024235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0.280804" calcext:value-type="float">
            <text:p>0,280804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0.0232" calcext:value-type="float">
            <text:p>0,0232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0.017865" calcext:value-type="float">
            <text:p>0,017865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0.525071" calcext:value-type="float">
            <text:p>0,525071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0.070502" calcext:value-type="float">
            <text:p>0,070502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0.064836" calcext:value-type="float">
            <text:p>0,064836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83.8805" calcext:value-type="float">
            <text:p>83,8805</text:p>
          </table:table-cell>
          <table:table-cell office:value-type="string" calcext:value-type="string">
            <text:p>Not found</text:p>
          </table:table-cell>
          <table:table-cell office:value-type="float" office:value="0.0537" calcext:value-type="float">
            <text:p>0,0537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0.057033" calcext:value-type="float">
            <text:p>0,057033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83.22727" calcext:value-type="float">
            <text:p>83,22727</text:p>
          </table:table-cell>
          <table:table-cell office:value-type="string" calcext:value-type="string">
            <text:p>Not found</text:p>
          </table:table-cell>
          <table:table-cell office:value-type="float" office:value="0.038447" calcext:value-type="float">
            <text:p>0,038447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0.039519" calcext:value-type="float">
            <text:p>0,039519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83.384141" calcext:value-type="float">
            <text:p>83,384141</text:p>
          </table:table-cell>
          <table:table-cell office:value-type="string" calcext:value-type="string">
            <text:p>Not found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6:.AE6])" office:value-type="float" office:value="0.017865" calcext:value-type="float">
            <text:p>0,017865</text:p>
          </table:table-cell>
          <table:table-cell office:value-type="string" calcext:value-type="string">
            <text:p>droplast</text:p>
          </table:table-cell>
        </table:table-row>
        <table:table-row table:style-name="ro1">
          <table:table-cell office:value-type="string" calcext:value-type="string">
            <text:p>dropmax</text:p>
          </table:table-cell>
          <table:table-cell office:value-type="float" office:value="0.196164" calcext:value-type="float">
            <text:p>0,196164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084318" calcext:value-type="float">
            <text:p>0,084318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2.53722" calcext:value-type="float">
            <text:p>2,53722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115739" calcext:value-type="float">
            <text:p>0,115739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06939" calcext:value-type="float">
            <text:p>0,06939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2.927705" calcext:value-type="float">
            <text:p>2,927705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043705" calcext:value-type="float">
            <text:p>0,043705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052244" calcext:value-type="float">
            <text:p>0,052244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142433" calcext:value-type="float">
            <text:p>0,142433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042456" calcext:value-type="float">
            <text:p>0,042456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044441" calcext:value-type="float">
            <text:p>0,044441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290062" calcext:value-type="float">
            <text:p>0,290062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042041" calcext:value-type="float">
            <text:p>0,042041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041823" calcext:value-type="float">
            <text:p>0,041823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293102" calcext:value-type="float">
            <text:p>0,293102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7:.AE7])" office:value-type="float" office:value="0.041823" calcext:value-type="float">
            <text:p>0,041823</text:p>
          </table:table-cell>
          <table:table-cell office:value-type="string" calcext:value-type="string">
            <text:p>dropmax</text:p>
          </table:table-cell>
        </table:table-row>
        <table:table-row table:style-name="ro1">
          <table:table-cell office:value-type="string" calcext:value-type="string">
            <text:p>enumFromTo</text:p>
          </table:table-cell>
          <table:table-cell office:value-type="float" office:value="18.383183" calcext:value-type="float">
            <text:p>18,383183</text:p>
          </table:table-cell>
          <table:table-cell office:value-type="string" calcext:value-type="string">
            <text:p>b_foldNat (List Int) (tail Int) (con Int _0 (enumTo _1)) _0</text:p>
          </table:table-cell>
          <table:table-cell office:value-type="float" office:value="6.265794" calcext:value-type="float">
            <text:p>6,265794</text:p>
          </table:table-cell>
          <table:table-cell office:value-type="string" calcext:value-type="string">
            <text:p>con Int _0 (b_foldNat (List Int) (tail Int) (enumTo _1) _0)</text:p>
          </table:table-cell>
          <table:table-cell office:value-type="float" office:value="45.570602" calcext:value-type="float">
            <text:p>45,570602</text:p>
          </table:table-cell>
          <table:table-cell office:value-type="string" calcext:value-type="string">
            <text:p>Not found</text:p>
          </table:table-cell>
          <table:table-cell office:value-type="float" office:value="9.592995" calcext:value-type="float">
            <text:p>9,592995</text:p>
          </table:table-cell>
          <table:table-cell office:value-type="string" calcext:value-type="string">
            <text:p>con Int _0 (b_foldNat (List Int) (tail Int) (enumTo _1) _0)</text:p>
          </table:table-cell>
          <table:table-cell office:value-type="float" office:value="8.185943" calcext:value-type="float">
            <text:p>8,185943</text:p>
          </table:table-cell>
          <table:table-cell office:value-type="string" calcext:value-type="string">
            <text:p>con Int _0 (b_foldNat (List Int) (tail Int) (enumTo _1) _0)</text:p>
          </table:table-cell>
          <table:table-cell office:value-type="float" office:value="54.847823" calcext:value-type="float">
            <text:p>54,847823</text:p>
          </table:table-cell>
          <table:table-cell office:value-type="string" calcext:value-type="string">
            <text:p>Not found</text:p>
          </table:table-cell>
          <table:table-cell office:value-type="float" office:value="10.307361" calcext:value-type="float">
            <text:p>10,307361</text:p>
          </table:table-cell>
          <table:table-cell office:value-type="string" calcext:value-type="string">
            <text:p>con Int _0 (b_foldNat (List Int) (tail Int) (enumTo _1) _0)</text:p>
          </table:table-cell>
          <table:table-cell office:value-type="float" office:value="10.133649" calcext:value-type="float">
            <text:p>10,133649</text:p>
          </table:table-cell>
          <table:table-cell office:value-type="string" calcext:value-type="string">
            <text:p>b_foldNat (List Int) (tail Int) (con Int _0 (enumTo _1)) _0</text:p>
          </table:table-cell>
          <table:table-cell office:value-type="float" office:value="60.512267" calcext:value-type="float">
            <text:p>60,512267</text:p>
          </table:table-cell>
          <table:table-cell office:value-type="string" calcext:value-type="string">
            <text:p>Not found</text:p>
          </table:table-cell>
          <table:table-cell office:value-type="float" office:value="29.383193" calcext:value-type="float">
            <text:p>29,383193</text:p>
          </table:table-cell>
          <table:table-cell office:value-type="string" calcext:value-type="string">
            <text:p>b_foldNat (List Int) (tail Int) (con Int _0 (enumTo _1)) _0</text:p>
          </table:table-cell>
          <table:table-cell office:value-type="float" office:value="21.710284" calcext:value-type="float">
            <text:p>21,710284</text:p>
          </table:table-cell>
          <table:table-cell office:value-type="string" calcext:value-type="string">
            <text:p>con Int _0 (b_foldNat (List Int) (tail Int) (enumTo _1) _0)</text:p>
          </table:table-cell>
          <table:table-cell office:value-type="float" office:value="59.836701" calcext:value-type="float">
            <text:p>59,836701</text:p>
          </table:table-cell>
          <table:table-cell office:value-type="string" calcext:value-type="string">
            <text:p>Not found</text:p>
          </table:table-cell>
          <table:table-cell office:value-type="float" office:value="25.259067" calcext:value-type="float">
            <text:p>25,259067</text:p>
          </table:table-cell>
          <table:table-cell office:value-type="string" calcext:value-type="string">
            <text:p>b_foldNat (List Int) (tail Int) (con Int _0 (enumTo _1)) _0</text:p>
          </table:table-cell>
          <table:table-cell office:value-type="float" office:value="18.892223" calcext:value-type="float">
            <text:p>18,892223</text:p>
          </table:table-cell>
          <table:table-cell office:value-type="string" calcext:value-type="string">
            <text:p>b_foldNat (List Int) (tail Int) (con Int _0 (enumTo _1)) _0</text:p>
          </table:table-cell>
          <table:table-cell office:value-type="float" office:value="59.613855" calcext:value-type="float">
            <text:p>59,613855</text:p>
          </table:table-cell>
          <table:table-cell office:value-type="string" calcext:value-type="string">
            <text:p>Not found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8:.AE8])" office:value-type="float" office:value="6.265794" calcext:value-type="float">
            <text:p>6,265794</text:p>
          </table:table-cell>
          <table:table-cell office:value-type="string" calcext:value-type="string">
            <text:p>enumFromTo</text:p>
          </table:table-cell>
        </table:table-row>
        <table:table-row table:style-name="ro1">
          <table:table-cell office:value-type="string" calcext:value-type="string">
            <text:p>enumTo</text:p>
          </table:table-cell>
          <table:table-cell office:value-type="float" office:value="0.044804" calcext:value-type="float">
            <text:p>0,044804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0.020214" calcext:value-type="float">
            <text:p>0,020214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0.39112" calcext:value-type="float">
            <text:p>0,39112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0.032351" calcext:value-type="float">
            <text:p>0,032351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0.024886" calcext:value-type="float">
            <text:p>0,024886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0.437402" calcext:value-type="float">
            <text:p>0,437402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0.257409" calcext:value-type="float">
            <text:p>0,257409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0.2759" calcext:value-type="float">
            <text:p>0,2759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0.312245" calcext:value-type="float">
            <text:p>0,312245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0.390397" calcext:value-type="float">
            <text:p>0,390397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0.421418" calcext:value-type="float">
            <text:p>0,421418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0.324409" calcext:value-type="float">
            <text:p>0,324409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0.264752" calcext:value-type="float">
            <text:p>0,264752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0.261322" calcext:value-type="float">
            <text:p>0,261322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0.325671" calcext:value-type="float">
            <text:p>0,325671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9:.AE9])" office:value-type="float" office:value="0.020214" calcext:value-type="float">
            <text:p>0,020214</text:p>
          </table:table-cell>
          <table:table-cell office:value-type="string" calcext:value-type="string">
            <text:p>enumTo</text:p>
          </table:table-cell>
        </table:table-row>
        <table:table-row table:style-name="ro1">
          <table:table-cell office:value-type="string" calcext:value-type="string">
            <text:p>factorial</text:p>
          </table:table-cell>
          <table:table-cell office:value-type="float" office:value="0.001813" calcext:value-type="float">
            <text:p>0,001813</text:p>
          </table:table-cell>
          <table:table-cell office:value-type="string" calcext:value-type="string">
            <text:p>prod (enumTo _0)</text:p>
          </table:table-cell>
          <table:table-cell office:value-type="float" office:value="0.00229" calcext:value-type="float">
            <text:p>0,00229</text:p>
          </table:table-cell>
          <table:table-cell office:value-type="string" calcext:value-type="string">
            <text:p>prod (enumTo _0)</text:p>
          </table:table-cell>
          <table:table-cell office:value-type="float" office:value="16.608407" calcext:value-type="float">
            <text:p>16,608407</text:p>
          </table:table-cell>
          <table:table-cell office:value-type="string" calcext:value-type="string">
            <text:p>prod (b_foldNat (List Int) (map Int Int b_succ) (enumTo _0) b_zero)</text:p>
          </table:table-cell>
          <table:table-cell office:value-type="float" office:value="0.001907" calcext:value-type="float">
            <text:p>0,001907</text:p>
          </table:table-cell>
          <table:table-cell office:value-type="string" calcext:value-type="string">
            <text:p>prod (enumTo _0)</text:p>
          </table:table-cell>
          <table:table-cell office:value-type="float" office:value="0.002294" calcext:value-type="float">
            <text:p>0,002294</text:p>
          </table:table-cell>
          <table:table-cell office:value-type="string" calcext:value-type="string">
            <text:p>prod (enumTo _0)</text:p>
          </table:table-cell>
          <table:table-cell office:value-type="float" office:value="15.11841" calcext:value-type="float">
            <text:p>15,11841</text:p>
          </table:table-cell>
          <table:table-cell office:value-type="string" calcext:value-type="string">
            <text:p>prod (b_foldNat (List Int) (map Int Int b_succ) (enumTo _0) b_zero)</text:p>
          </table:table-cell>
          <table:table-cell office:value-type="float" office:value="0.000914" calcext:value-type="float">
            <text:p>0,000914</text:p>
          </table:table-cell>
          <table:table-cell office:value-type="string" calcext:value-type="string">
            <text:p>prod (enumTo _0)</text:p>
          </table:table-cell>
          <table:table-cell office:value-type="float" office:value="0.001221" calcext:value-type="float">
            <text:p>0,001221</text:p>
          </table:table-cell>
          <table:table-cell office:value-type="string" calcext:value-type="string">
            <text:p>prod (enumTo _0)</text:p>
          </table:table-cell>
          <table:table-cell office:value-type="float" office:value="0.001448" calcext:value-type="float">
            <text:p>0,001448</text:p>
          </table:table-cell>
          <table:table-cell office:value-type="string" calcext:value-type="string">
            <text:p>prod (enumTo _0)</text:p>
          </table:table-cell>
          <table:table-cell office:value-type="float" office:value="0.00258" calcext:value-type="float">
            <text:p>0,00258</text:p>
          </table:table-cell>
          <table:table-cell office:value-type="string" calcext:value-type="string">
            <text:p>prod (enumTo _0)</text:p>
          </table:table-cell>
          <table:table-cell office:value-type="float" office:value="0.00271" calcext:value-type="float">
            <text:p>0,00271</text:p>
          </table:table-cell>
          <table:table-cell office:value-type="string" calcext:value-type="string">
            <text:p>prod (enumTo _0)</text:p>
          </table:table-cell>
          <table:table-cell office:value-type="float" office:value="0.006643" calcext:value-type="float">
            <text:p>0,006643</text:p>
          </table:table-cell>
          <table:table-cell office:value-type="string" calcext:value-type="string">
            <text:p>prod (enumTo _0)</text:p>
          </table:table-cell>
          <table:table-cell office:value-type="float" office:value="0.002518" calcext:value-type="float">
            <text:p>0,002518</text:p>
          </table:table-cell>
          <table:table-cell office:value-type="string" calcext:value-type="string">
            <text:p>prod (enumTo _0)</text:p>
          </table:table-cell>
          <table:table-cell office:value-type="float" office:value="0.002904" calcext:value-type="float">
            <text:p>0,002904</text:p>
          </table:table-cell>
          <table:table-cell office:value-type="string" calcext:value-type="string">
            <text:p>prod (enumTo _0)</text:p>
          </table:table-cell>
          <table:table-cell office:value-type="float" office:value="0.006585" calcext:value-type="float">
            <text:p>0,006585</text:p>
          </table:table-cell>
          <table:table-cell office:value-type="string" calcext:value-type="string">
            <text:p>prod (enumTo _0)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0:.AE10])" office:value-type="float" office:value="0.000914" calcext:value-type="float">
            <text:p>0,000914</text:p>
          </table:table-cell>
          <table:table-cell office:value-type="string" calcext:value-type="string">
            <text:p>factorial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0.000825" calcext:value-type="float">
            <text:p>0,000825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1171" calcext:value-type="float">
            <text:p>0,001171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0892" calcext:value-type="float">
            <text:p>0,000892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1007" calcext:value-type="float">
            <text:p>0,001007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0997" calcext:value-type="float">
            <text:p>0,000997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0929" calcext:value-type="float">
            <text:p>0,000929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0967" calcext:value-type="float">
            <text:p>0,000967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1225" calcext:value-type="float">
            <text:p>0,001225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1038" calcext:value-type="float">
            <text:p>0,001038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2255" calcext:value-type="float">
            <text:p>0,002255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3347" calcext:value-type="float">
            <text:p>0,003347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4153" calcext:value-type="float">
            <text:p>0,004153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1207" calcext:value-type="float">
            <text:p>0,001207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1644" calcext:value-type="float">
            <text:p>0,001644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1295" calcext:value-type="float">
            <text:p>0,001295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1:.AE11])" office:value-type="float" office:value="0.000825" calcext:value-type="float">
            <text:p>0,000825</text:p>
          </table:table-cell>
          <table:table-cell office:value-type="string" calcext:value-type="string">
            <text:p>last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.42976" calcext:value-type="float">
            <text:p>5,42976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0.33549" calcext:value-type="float">
            <text:p>0,33549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3.032337" calcext:value-type="float">
            <text:p>3,032337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2.656465" calcext:value-type="float">
            <text:p>2,656465</text:p>
          </table:table-cell>
          <table:table-cell office:value-type="string" calcext:value-type="string">
            <text:p>sum (map &amp;0 Int (const Int &amp;0 (b_succ b_zero)) _0)</text:p>
          </table:table-cell>
          <table:table-cell office:value-type="float" office:value="1.416403" calcext:value-type="float">
            <text:p>1,416403</text:p>
          </table:table-cell>
          <table:table-cell office:value-type="string" calcext:value-type="string">
            <text:p>sum (map &amp;0 Int (const Int &amp;0 (b_succ b_zero)) _0)</text:p>
          </table:table-cell>
          <table:table-cell office:value-type="float" office:value="4.46381" calcext:value-type="float">
            <text:p>4,46381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2.149805" calcext:value-type="float">
            <text:p>2,149805</text:p>
          </table:table-cell>
          <table:table-cell office:value-type="string" calcext:value-type="string">
            <text:p>sum (map &amp;0 Int (const Int &amp;0 (b_succ b_zero)) _0)</text:p>
          </table:table-cell>
          <table:table-cell office:value-type="float" office:value="1.38304" calcext:value-type="float">
            <text:p>1,38304</text:p>
          </table:table-cell>
          <table:table-cell office:value-type="string" calcext:value-type="string">
            <text:p>sum (map &amp;0 Int (const Int &amp;0 (b_succ b_zero)) _0)</text:p>
          </table:table-cell>
          <table:table-cell office:value-type="float" office:value="1.228571" calcext:value-type="float">
            <text:p>1,228571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3.258789" calcext:value-type="float">
            <text:p>3,258789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1.776223" calcext:value-type="float">
            <text:p>1,776223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2.215685" calcext:value-type="float">
            <text:p>2,215685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8.832364" calcext:value-type="float">
            <text:p>8,832364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4.007639" calcext:value-type="float">
            <text:p>4,007639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3.291459" calcext:value-type="float">
            <text:p>3,291459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2:.AE12])" office:value-type="float" office:value="0.33549" calcext:value-type="float">
            <text:p>0,33549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map_add</text:p>
          </table:table-cell>
          <table:table-cell office:value-type="float" office:value="0.072728" calcext:value-type="float">
            <text:p>0,072728</text:p>
          </table:table-cell>
          <table:table-cell office:value-type="string" calcext:value-type="string">
            <text:p>map Int Int (b_add _0) _1</text:p>
          </table:table-cell>
          <table:table-cell office:value-type="float" office:value="0.086511" calcext:value-type="float">
            <text:p>0,086511</text:p>
          </table:table-cell>
          <table:table-cell office:value-type="string" calcext:value-type="string">
            <text:p>map Int Int (b_add _0) _1</text:p>
          </table:table-cell>
          <table:table-cell office:value-type="float" office:value="1.061657" calcext:value-type="float">
            <text:p>1,061657</text:p>
          </table:table-cell>
          <table:table-cell office:value-type="string" calcext:value-type="string">
            <text:p>map Int Int (b_add _0) _1</text:p>
          </table:table-cell>
          <table:table-cell office:value-type="float" office:value="0.057073" calcext:value-type="float">
            <text:p>0,057073</text:p>
          </table:table-cell>
          <table:table-cell office:value-type="string" calcext:value-type="string">
            <text:p>map Int Int (b_add _0) _1</text:p>
          </table:table-cell>
          <table:table-cell office:value-type="float" office:value="0.088602" calcext:value-type="float">
            <text:p>0,088602</text:p>
          </table:table-cell>
          <table:table-cell office:value-type="string" calcext:value-type="string">
            <text:p>map Int Int (b_add _0) _1</text:p>
          </table:table-cell>
          <table:table-cell office:value-type="float" office:value="0.73819" calcext:value-type="float">
            <text:p>0,73819</text:p>
          </table:table-cell>
          <table:table-cell office:value-type="string" calcext:value-type="string">
            <text:p>map Int Int (b_add _0) _1</text:p>
          </table:table-cell>
          <table:table-cell office:value-type="float" office:value="0.027367" calcext:value-type="float">
            <text:p>0,027367</text:p>
          </table:table-cell>
          <table:table-cell office:value-type="string" calcext:value-type="string">
            <text:p>map Int Int (b_add _0) _1</text:p>
          </table:table-cell>
          <table:table-cell office:value-type="float" office:value="0.049916" calcext:value-type="float">
            <text:p>0,049916</text:p>
          </table:table-cell>
          <table:table-cell office:value-type="string" calcext:value-type="string">
            <text:p>map Int Int (b_add _0) _1</text:p>
          </table:table-cell>
          <table:table-cell office:value-type="float" office:value="0.088952" calcext:value-type="float">
            <text:p>0,088952</text:p>
          </table:table-cell>
          <table:table-cell office:value-type="string" calcext:value-type="string">
            <text:p>map Int Int (b_add _0) _1</text:p>
          </table:table-cell>
          <table:table-cell office:value-type="float" office:value="0.038774" calcext:value-type="float">
            <text:p>0,038774</text:p>
          </table:table-cell>
          <table:table-cell office:value-type="string" calcext:value-type="string">
            <text:p>map Int Int (b_add _0) _1</text:p>
          </table:table-cell>
          <table:table-cell office:value-type="float" office:value="0.045645" calcext:value-type="float">
            <text:p>0,045645</text:p>
          </table:table-cell>
          <table:table-cell office:value-type="string" calcext:value-type="string">
            <text:p>map Int Int (b_add _0) _1</text:p>
          </table:table-cell>
          <table:table-cell office:value-type="float" office:value="0.302391" calcext:value-type="float">
            <text:p>0,302391</text:p>
          </table:table-cell>
          <table:table-cell office:value-type="string" calcext:value-type="string">
            <text:p>map Int Int (b_add _0) _1</text:p>
          </table:table-cell>
          <table:table-cell office:value-type="float" office:value="0.033167" calcext:value-type="float">
            <text:p>0,033167</text:p>
          </table:table-cell>
          <table:table-cell office:value-type="string" calcext:value-type="string">
            <text:p>map Int Int (b_add _0) _1</text:p>
          </table:table-cell>
          <table:table-cell office:value-type="float" office:value="0.041566" calcext:value-type="float">
            <text:p>0,041566</text:p>
          </table:table-cell>
          <table:table-cell office:value-type="string" calcext:value-type="string">
            <text:p>map Int Int (b_add _0) _1</text:p>
          </table:table-cell>
          <table:table-cell office:value-type="float" office:value="0.319425" calcext:value-type="float">
            <text:p>0,319425</text:p>
          </table:table-cell>
          <table:table-cell office:value-type="string" calcext:value-type="string">
            <text:p>map Int Int (b_add _0) _1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3:.AE13])" office:value-type="float" office:value="0.027367" calcext:value-type="float">
            <text:p>0,027367</text:p>
          </table:table-cell>
          <table:table-cell office:value-type="string" calcext:value-type="string">
            <text:p>map_add</text:p>
          </table:table-cell>
        </table:table-row>
        <table:table-row table:style-name="ro1">
          <table:table-cell office:value-type="string" calcext:value-type="string">
            <text:p>map_double</text:p>
          </table:table-cell>
          <table:table-cell office:value-type="float" office:value="1.651673" calcext:value-type="float">
            <text:p>1,651673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1.060924" calcext:value-type="float">
            <text:p>1,060924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44.089389" calcext:value-type="float">
            <text:p>44,089389</text:p>
          </table:table-cell>
          <table:table-cell office:value-type="string" calcext:value-type="string">
            <text:p>Not found</text:p>
          </table:table-cell>
          <table:table-cell office:value-type="float" office:value="1.569245" calcext:value-type="float">
            <text:p>1,569245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0.70063" calcext:value-type="float">
            <text:p>0,70063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53.340286" calcext:value-type="float">
            <text:p>53,340286</text:p>
          </table:table-cell>
          <table:table-cell office:value-type="string" calcext:value-type="string">
            <text:p>Not found</text:p>
          </table:table-cell>
          <table:table-cell office:value-type="float" office:value="1.026287" calcext:value-type="float">
            <text:p>1,026287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0.888343" calcext:value-type="float">
            <text:p>0,888343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58.756699" calcext:value-type="float">
            <text:p>58,756699</text:p>
          </table:table-cell>
          <table:table-cell office:value-type="string" calcext:value-type="string">
            <text:p>Not found</text:p>
          </table:table-cell>
          <table:table-cell office:value-type="float" office:value="1.30687" calcext:value-type="float">
            <text:p>1,30687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1.041052" calcext:value-type="float">
            <text:p>1,041052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57.736686" calcext:value-type="float">
            <text:p>57,736686</text:p>
          </table:table-cell>
          <table:table-cell office:value-type="string" calcext:value-type="string">
            <text:p>Not found</text:p>
          </table:table-cell>
          <table:table-cell office:value-type="float" office:value="1.13039" calcext:value-type="float">
            <text:p>1,13039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0.806885" calcext:value-type="float">
            <text:p>0,806885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57.713957" calcext:value-type="float">
            <text:p>57,713957</text:p>
          </table:table-cell>
          <table:table-cell office:value-type="string" calcext:value-type="string">
            <text:p>Not found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4:.AE14])" office:value-type="float" office:value="0.70063" calcext:value-type="float">
            <text:p>0,70063</text:p>
          </table:table-cell>
          <table:table-cell office:value-type="string" calcext:value-type="string">
            <text:p>map_double</text:p>
          </table:table-cell>
        </table:table-row>
        <table:table-row table:style-name="ro1">
          <table:table-cell office:value-type="string" calcext:value-type="string">
            <text:p>maximum</text:p>
          </table:table-cell>
          <table:table-cell office:value-type="float" office:value="0.067999" calcext:value-type="float">
            <text:p>0,067999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0.073084" calcext:value-type="float">
            <text:p>0,073084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0.732469" calcext:value-type="float">
            <text:p>0,732469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0.056155" calcext:value-type="float">
            <text:p>0,056155</text:p>
          </table:table-cell>
          <table:table-cell office:value-type="string" calcext:value-type="string">
            <text:p>foldr Int Int b_max b_zero _0</text:p>
          </table:table-cell>
          <table:table-cell office:value-type="float" office:value="0.06485" calcext:value-type="float">
            <text:p>0,06485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0.743522" calcext:value-type="float">
            <text:p>0,743522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0.052104" calcext:value-type="float">
            <text:p>0,052104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0.107734" calcext:value-type="float">
            <text:p>0,107734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0.863197" calcext:value-type="float">
            <text:p>0,863197</text:p>
          </table:table-cell>
          <table:table-cell office:value-type="string" calcext:value-type="string">
            <text:p>foldr Int Int b_max b_zero _0</text:p>
          </table:table-cell>
          <table:table-cell office:value-type="float" office:value="0.185733" calcext:value-type="float">
            <text:p>0,185733</text:p>
          </table:table-cell>
          <table:table-cell office:value-type="string" calcext:value-type="string">
            <text:p>foldr Int Int b_max b_zero _0</text:p>
          </table:table-cell>
          <table:table-cell office:value-type="float" office:value="0.160815" calcext:value-type="float">
            <text:p>0,160815</text:p>
          </table:table-cell>
          <table:table-cell office:value-type="string" calcext:value-type="string">
            <text:p>foldr Int Int b_max b_zero _0</text:p>
          </table:table-cell>
          <table:table-cell office:value-type="float" office:value="1.003901" calcext:value-type="float">
            <text:p>1,003901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0.130781" calcext:value-type="float">
            <text:p>0,130781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0.134986" calcext:value-type="float">
            <text:p>0,134986</text:p>
          </table:table-cell>
          <table:table-cell office:value-type="string" calcext:value-type="string">
            <text:p>foldr Int Int b_max b_zero _0</text:p>
          </table:table-cell>
          <table:table-cell office:value-type="float" office:value="1.006967" calcext:value-type="float">
            <text:p>1,006967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5:.AE15])" office:value-type="float" office:value="0.052104" calcext:value-type="float">
            <text:p>0,052104</text:p>
          </table:table-cell>
          <table:table-cell office:value-type="string" calcext:value-type="string">
            <text:p>maximum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 office:value-type="float" office:value="4.72686" calcext:value-type="float">
            <text:p>4,72686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3.732344" calcext:value-type="float">
            <text:p>3,732344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9.549188" calcext:value-type="float">
            <text:p>9,549188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4.033302" calcext:value-type="float">
            <text:p>4,033302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3.500838" calcext:value-type="float">
            <text:p>3,500838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7.688945" calcext:value-type="float">
            <text:p>7,688945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3.821841" calcext:value-type="float">
            <text:p>3,821841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2.303882" calcext:value-type="float">
            <text:p>2,303882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1.221033" calcext:value-type="float">
            <text:p>1,221033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4.45412" calcext:value-type="float">
            <text:p>4,45412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3.666386" calcext:value-type="float">
            <text:p>3,666386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51.439311" calcext:value-type="float">
            <text:p>51,439311</text:p>
          </table:table-cell>
          <table:table-cell office:value-type="string" calcext:value-type="string">
            <text:p>Not found</text:p>
          </table:table-cell>
          <table:table-cell office:value-type="float" office:value="3.461326" calcext:value-type="float">
            <text:p>3,461326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3.087084" calcext:value-type="float">
            <text:p>3,087084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51.686636" calcext:value-type="float">
            <text:p>51,686636</text:p>
          </table:table-cell>
          <table:table-cell office:value-type="string" calcext:value-type="string">
            <text:p>Not found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6:.AE16])" office:value-type="float" office:value="1.221033" calcext:value-type="float">
            <text:p>1,221033</text:p>
          </table:table-cell>
          <table:table-cell office:value-type="string" calcext:value-type="string">
            <text:p>member</text:p>
          </table:table-cell>
        </table:table-row>
        <table:table-row table:style-name="ro1">
          <table:table-cell office:value-type="string" calcext:value-type="string">
            <text:p>multfirst</text:p>
          </table:table-cell>
          <table:table-cell office:value-type="float" office:value="0.839367" calcext:value-type="float">
            <text:p>0,839367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0.162086" calcext:value-type="float">
            <text:p>0,162086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5.026967" calcext:value-type="float">
            <text:p>5,026967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0.328808" calcext:value-type="float">
            <text:p>0,328808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0.147395" calcext:value-type="float">
            <text:p>0,147395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0.802869" calcext:value-type="float">
            <text:p>0,802869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0.225541" calcext:value-type="float">
            <text:p>0,225541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0.166823" calcext:value-type="float">
            <text:p>0,166823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0.343008" calcext:value-type="float">
            <text:p>0,343008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0.315716" calcext:value-type="float">
            <text:p>0,315716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0.21742" calcext:value-type="float">
            <text:p>0,21742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1.273248" calcext:value-type="float">
            <text:p>1,273248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0.289493" calcext:value-type="float">
            <text:p>0,289493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0.230303" calcext:value-type="float">
            <text:p>0,230303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0.322672" calcext:value-type="float">
            <text:p>0,322672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7:.AE17])" office:value-type="float" office:value="0.147395" calcext:value-type="float">
            <text:p>0,147395</text:p>
          </table:table-cell>
          <table:table-cell office:value-type="string" calcext:value-type="string">
            <text:p>multfirst</text:p>
          </table:table-cell>
        </table:table-row>
        <table:table-row table:style-name="ro1">
          <table:table-cell office:value-type="string" calcext:value-type="string">
            <text:p>multlast</text:p>
          </table:table-cell>
          <table:table-cell office:value-type="float" office:value="9.721283" calcext:value-type="float">
            <text:p>9,721283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1.118883" calcext:value-type="float">
            <text:p>1,118883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39.954683" calcext:value-type="float">
            <text:p>39,954683</text:p>
          </table:table-cell>
          <table:table-cell office:value-type="string" calcext:value-type="string">
            <text:p>map &amp;0 &amp;0 (head (&amp;0 -&gt; &amp;0) (map &amp;0 (&amp;0 -&gt; &amp;0) (const &amp;0 &amp;0) (reverse &amp;0 _0))) _0</text:p>
          </table:table-cell>
          <table:table-cell office:value-type="float" office:value="3.295139" calcext:value-type="float">
            <text:p>3,295139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0.869795" calcext:value-type="float">
            <text:p>0,869795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21.55407" calcext:value-type="float">
            <text:p>21,55407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1.368978" calcext:value-type="float">
            <text:p>1,368978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0.702932" calcext:value-type="float">
            <text:p>0,702932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4.574752" calcext:value-type="float">
            <text:p>4,574752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2.01591" calcext:value-type="float">
            <text:p>2,01591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1.088024" calcext:value-type="float">
            <text:p>1,088024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57.627156" calcext:value-type="float">
            <text:p>57,627156</text:p>
          </table:table-cell>
          <table:table-cell office:value-type="string" calcext:value-type="string">
            <text:p>Not found</text:p>
          </table:table-cell>
          <table:table-cell office:value-type="float" office:value="1.774189" calcext:value-type="float">
            <text:p>1,774189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0.89619" calcext:value-type="float">
            <text:p>0,89619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50.046045" calcext:value-type="float">
            <text:p>50,046045</text:p>
          </table:table-cell>
          <table:table-cell office:value-type="string" calcext:value-type="string">
            <text:p>map &amp;0 &amp;0 (head (&amp;0 -&gt; &amp;0) (map &amp;0 (&amp;0 -&gt; &amp;0) (const &amp;0 &amp;0) (reverse &amp;0 _0))) _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8:.AE18])" office:value-type="float" office:value="0.702932" calcext:value-type="float">
            <text:p>0,702932</text:p>
          </table:table-cell>
          <table:table-cell office:value-type="string" calcext:value-type="string">
            <text:p>multlast</text:p>
          </table:table-cell>
        </table:table-row>
        <table:table-row table:style-name="ro1">
          <table:table-cell office:value-type="string" calcext:value-type="string">
            <text:p>replicate</text:p>
          </table:table-cell>
          <table:table-cell office:value-type="float" office:value="0.20369" calcext:value-type="float">
            <text:p>0,20369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0.062077" calcext:value-type="float">
            <text:p>0,062077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3.488398" calcext:value-type="float">
            <text:p>3,488398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0.047194" calcext:value-type="float">
            <text:p>0,047194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0.048736" calcext:value-type="float">
            <text:p>0,048736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1.860193" calcext:value-type="float">
            <text:p>1,860193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0.03966" calcext:value-type="float">
            <text:p>0,03966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0.035631" calcext:value-type="float">
            <text:p>0,035631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0.237007" calcext:value-type="float">
            <text:p>0,237007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0.074687" calcext:value-type="float">
            <text:p>0,074687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0.094596" calcext:value-type="float">
            <text:p>0,094596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1.070959" calcext:value-type="float">
            <text:p>1,070959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0.058551" calcext:value-type="float">
            <text:p>0,058551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0.067356" calcext:value-type="float">
            <text:p>0,067356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1.095817" calcext:value-type="float">
            <text:p>1,095817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B19:.AE19])" office:value-type="float" office:value="0.035631" calcext:value-type="float">
            <text:p>0,035631</text:p>
          </table:table-cell>
          <table:table-cell office:value-type="string" calcext:value-type="string">
            <text:p>replicate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5.773842" calcext:value-type="float">
            <text:p>15,773842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0.349408" calcext:value-type="float">
            <text:p>0,349408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.784794" calcext:value-type="float">
            <text:p>9,784794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0.513571" calcext:value-type="float">
            <text:p>0,513571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0.254265" calcext:value-type="float">
            <text:p>0,254265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11.779021" calcext:value-type="float">
            <text:p>11,779021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1.254063" calcext:value-type="float">
            <text:p>1,254063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0.740099" calcext:value-type="float">
            <text:p>0,740099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33.053304" calcext:value-type="float">
            <text:p>33,053304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6.442474" calcext:value-type="float">
            <text:p>6,442474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2.943672" calcext:value-type="float">
            <text:p>2,943672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48.628601" calcext:value-type="float">
            <text:p>48,628601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3.081202" calcext:value-type="float">
            <text:p>3,081202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1.567952" calcext:value-type="float">
            <text:p>1,567952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41.265185" calcext:value-type="float">
            <text:p>41,265185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B20:.AE20])" office:value-type="float" office:value="0.254265" calcext:value-type="float">
            <text:p>0,254265</text:p>
          </table:table-cell>
          <table:table-cell office:value-type="string" calcext:value-type="string">
            <text:p>reverse</text:p>
          </table:table-cell>
        </table:table-row>
        <table:table-row table:style-name="ro1">
          <table:table-cell office:value-type="string" calcext:value-type="string">
            <text:p>stutter</text:p>
          </table:table-cell>
          <table:table-cell office:value-type="float" office:value="192.193623" calcext:value-type="float">
            <text:p>192,193623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6.597611" calcext:value-type="float">
            <text:p>6,597611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76.808739" calcext:value-type="float">
            <text:p>76,808739</text:p>
          </table:table-cell>
          <table:table-cell office:value-type="string" calcext:value-type="string">
            <text:p>Not found</text:p>
          </table:table-cell>
          <table:table-cell office:value-type="float" office:value="14.318613" calcext:value-type="float">
            <text:p>14,318613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4.396909" calcext:value-type="float">
            <text:p>4,396909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90.441523" calcext:value-type="float">
            <text:p>90,441523</text:p>
          </table:table-cell>
          <table:table-cell office:value-type="string" calcext:value-type="string">
            <text:p>Not found</text:p>
          </table:table-cell>
          <table:table-cell office:value-type="float" office:value="4.352798" calcext:value-type="float">
            <text:p>4,352798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2.491215" calcext:value-type="float">
            <text:p>2,491215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95.81899" calcext:value-type="float">
            <text:p>95,81899</text:p>
          </table:table-cell>
          <table:table-cell office:value-type="string" calcext:value-type="string">
            <text:p>Not found</text:p>
          </table:table-cell>
          <table:table-cell office:value-type="float" office:value="6.476007" calcext:value-type="float">
            <text:p>6,476007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5.149249" calcext:value-type="float">
            <text:p>5,149249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94.875343" calcext:value-type="float">
            <text:p>94,875343</text:p>
          </table:table-cell>
          <table:table-cell office:value-type="string" calcext:value-type="string">
            <text:p>Not found</text:p>
          </table:table-cell>
          <table:table-cell office:value-type="float" office:value="4.264716" calcext:value-type="float">
            <text:p>4,264716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2.414742" calcext:value-type="float">
            <text:p>2,414742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95.397397" calcext:value-type="float">
            <text:p>95,397397</text:p>
          </table:table-cell>
          <table:table-cell office:value-type="string" calcext:value-type="string">
            <text:p>Not found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21:.AE21])" office:value-type="float" office:value="2.414742" calcext:value-type="float">
            <text:p>2,414742</text:p>
          </table:table-cell>
          <table:table-cell office:value-type="string" calcext:value-type="string">
            <text:p>stutter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0.050022" calcext:value-type="float">
            <text:p>0,050022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0.024654" calcext:value-type="float">
            <text:p>0,024654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0.689478" calcext:value-type="float">
            <text:p>0,689478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0.032457" calcext:value-type="float">
            <text:p>0,032457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0.024043" calcext:value-type="float">
            <text:p>0,024043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0.70993" calcext:value-type="float">
            <text:p>0,70993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0.029597" calcext:value-type="float">
            <text:p>0,029597</text:p>
          </table:table-cell>
          <table:table-cell office:value-type="string" calcext:value-type="string">
            <text:p>foldr Int Int b_add b_zero _0</text:p>
          </table:table-cell>
          <table:table-cell office:value-type="float" office:value="0.029754" calcext:value-type="float">
            <text:p>0,029754</text:p>
          </table:table-cell>
          <table:table-cell office:value-type="string" calcext:value-type="string">
            <text:p>foldr Int Int b_add b_zero _0</text:p>
          </table:table-cell>
          <table:table-cell office:value-type="float" office:value="0.812001" calcext:value-type="float">
            <text:p>0,812001</text:p>
          </table:table-cell>
          <table:table-cell office:value-type="string" calcext:value-type="string">
            <text:p>foldr Int Int b_add b_zero _0</text:p>
          </table:table-cell>
          <table:table-cell office:value-type="float" office:value="0.087835" calcext:value-type="float">
            <text:p>0,087835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0.082758" calcext:value-type="float">
            <text:p>0,082758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0.964171" calcext:value-type="float">
            <text:p>0,964171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0.06931" calcext:value-type="float">
            <text:p>0,06931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0.067294" calcext:value-type="float">
            <text:p>0,067294</text:p>
          </table:table-cell>
          <table:table-cell office:value-type="string" calcext:value-type="string">
            <text:p>foldr Int Int b_add b_zero _0</text:p>
          </table:table-cell>
          <table:table-cell office:value-type="float" office:value="0.965977" calcext:value-type="float">
            <text:p>0,965977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B22:.AE22])" office:value-type="float" office:value="0.024043" calcext:value-type="float">
            <text:p>0,024043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/>
          <table:table-cell table:style-name="Default" table:number-columns-repeated="5"/>
          <table:table-cell table:style-name="ce1"/>
          <table:table-cell table:style-name="Default" table:number-columns-repeated="5"/>
          <table:table-cell table:style-name="ce1"/>
          <table:table-cell table:style-name="Default" table:number-columns-repeated="5"/>
          <table:table-cell table:style-name="ce1"/>
          <table:table-cell table:style-name="Default" table:number-columns-repeated="5"/>
          <table:table-cell table:style-name="ce1"/>
          <table:table-cell table:style-name="Default" table:number-columns-repeated="5"/>
          <table:table-cell table:style-name="ce1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average time</text:p>
          </table:table-cell>
          <table:table-cell table:style-name="Default" table:formula="of:=AVERAGE([.B4:.B22])" office:value-type="float" office:value="13.1329481578947" calcext:value-type="float">
            <text:p>13,1329481579</text:p>
          </table:table-cell>
          <table:table-cell table:style-name="Default"/>
          <table:table-cell table:style-name="Default" table:formula="of:=AVERAGE([.D4:.D22])" office:value-type="float" office:value="1.05581884210526" calcext:value-type="float">
            <text:p>1,0558188421</text:p>
          </table:table-cell>
          <table:table-cell table:style-name="Default"/>
          <table:table-cell table:style-name="Default" table:formula="of:=AVERAGE([.F4:.F22])" office:value-type="float" office:value="13.7563417894737" calcext:value-type="float">
            <text:p>13,7563417895</text:p>
          </table:table-cell>
          <table:table-cell table:style-name="ce1"/>
          <table:table-cell table:style-name="Default" table:formula="of:=AVERAGE([.H4:.H22])" office:value-type="float" office:value="1.93338152631579" calcext:value-type="float">
            <text:p>1,9333815263</text:p>
          </table:table-cell>
          <table:table-cell table:style-name="Default"/>
          <table:table-cell table:style-name="Default" table:formula="of:=AVERAGE([.J4:.J22])" office:value-type="float" office:value="1.04558042105263" calcext:value-type="float">
            <text:p>1,0455804211</text:p>
          </table:table-cell>
          <table:table-cell table:style-name="Default"/>
          <table:table-cell table:style-name="Default" table:formula="of:=AVERAGE([.L4:.L22])" office:value-type="float" office:value="14.1822888421053" calcext:value-type="float">
            <text:p>14,1822888421</text:p>
          </table:table-cell>
          <table:table-cell table:style-name="ce1"/>
          <table:table-cell table:style-name="Default" table:formula="of:=AVERAGE([.N4:.N22])" office:value-type="float" office:value="1.32199610526316" calcext:value-type="float">
            <text:p>1,3219961053</text:p>
          </table:table-cell>
          <table:table-cell table:style-name="Default"/>
          <table:table-cell table:style-name="Default" table:formula="of:=AVERAGE([.P4:.P22])" office:value-type="float" office:value="1.02670115789474" calcext:value-type="float">
            <text:p>1,0267011579</text:p>
          </table:table-cell>
          <table:table-cell table:style-name="Default"/>
          <table:table-cell table:style-name="Default" table:formula="of:=AVERAGE([.R4:.R22])" office:value-type="float" office:value="18.0705748947368" calcext:value-type="float">
            <text:p>18,0705748947</text:p>
          </table:table-cell>
          <table:table-cell table:style-name="ce1"/>
          <table:table-cell table:style-name="Default" table:formula="of:=AVERAGE([.T4:.T22])" office:value-type="float" office:value="2.87989468421053" calcext:value-type="float">
            <text:p>2,8798946842</text:p>
          </table:table-cell>
          <table:table-cell table:style-name="Default"/>
          <table:table-cell table:style-name="Default" table:formula="of:=AVERAGE([.V4:.V22])" office:value-type="float" office:value="2.03902131578947" calcext:value-type="float">
            <text:p>2,0390213158</text:p>
          </table:table-cell>
          <table:table-cell table:style-name="Default"/>
          <table:table-cell table:style-name="Default" table:formula="of:=AVERAGE([.X4:.X22])" office:value-type="float" office:value="24.3582366315789" calcext:value-type="float">
            <text:p>24,3582366316</text:p>
          </table:table-cell>
          <table:table-cell table:style-name="ce1"/>
          <table:table-cell table:style-name="Default" table:formula="of:=AVERAGE([.Z4:.Z22])" office:value-type="float" office:value="2.571963" calcext:value-type="float">
            <text:p>2,571963</text:p>
          </table:table-cell>
          <table:table-cell table:style-name="Default"/>
          <table:table-cell table:style-name="Default" table:formula="of:=AVERAGE([.AB4:.AB22])" office:value-type="float" office:value="1.72092105263158" calcext:value-type="float">
            <text:p>1,7209210526</text:p>
          </table:table-cell>
          <table:table-cell table:style-name="Default"/>
          <table:table-cell table:style-name="Default" table:formula="of:=AVERAGE([.AD4:.AD22])" office:value-type="float" office:value="23.6278956315789" calcext:value-type="float">
            <text:p>23,6278956316</text:p>
          </table:table-cell>
          <table:table-cell table:style-name="ce1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found</text:p>
          </table:table-cell>
          <table:table-cell table:style-name="Default"/>
          <table:table-cell table:style-name="Default" office:value-type="string" calcext:value-type="string">
            <text:p>19/19</text:p>
          </table:table-cell>
          <table:table-cell table:style-name="Default"/>
          <table:table-cell table:style-name="Default" office:value-type="string" calcext:value-type="string">
            <text:p>19/19</text:p>
          </table:table-cell>
          <table:table-cell table:style-name="Default"/>
          <table:table-cell table:style-name="ce1" office:value-type="string" calcext:value-type="string">
            <text:p>16/19</text:p>
          </table:table-cell>
          <table:table-cell table:style-name="Default"/>
          <table:table-cell table:style-name="Default" office:value-type="string" calcext:value-type="string">
            <text:p>19/19</text:p>
          </table:table-cell>
          <table:table-cell table:style-name="Default"/>
          <table:table-cell table:style-name="Default" office:value-type="string" calcext:value-type="string">
            <text:p>19/19</text:p>
          </table:table-cell>
          <table:table-cell table:style-name="Default"/>
          <table:table-cell table:style-name="ce1" office:value-type="string" calcext:value-type="string">
            <text:p>16/19</text:p>
          </table:table-cell>
          <table:table-cell table:style-name="Default"/>
          <table:table-cell table:style-name="Default" office:value-type="string" calcext:value-type="string">
            <text:p>19/19</text:p>
          </table:table-cell>
          <table:table-cell table:style-name="Default"/>
          <table:table-cell table:style-name="Default" office:value-type="string" calcext:value-type="string">
            <text:p>19/19</text:p>
          </table:table-cell>
          <table:table-cell table:style-name="Default"/>
          <table:table-cell table:style-name="ce1" office:value-type="string" calcext:value-type="string">
            <text:p>15/19</text:p>
          </table:table-cell>
          <table:table-cell table:style-name="Default"/>
          <table:table-cell table:style-name="Default" office:value-type="string" calcext:value-type="string">
            <text:p>19/19</text:p>
          </table:table-cell>
          <table:table-cell table:style-name="Default"/>
          <table:table-cell table:style-name="Default" office:value-type="string" calcext:value-type="string">
            <text:p>19/19</text:p>
          </table:table-cell>
          <table:table-cell table:style-name="Default"/>
          <table:table-cell table:style-name="ce1" office:value-type="string" calcext:value-type="string">
            <text:p>13/19</text:p>
          </table:table-cell>
          <table:table-cell table:style-name="Default"/>
          <table:table-cell table:style-name="Default" office:value-type="string" calcext:value-type="string">
            <text:p>19/19</text:p>
          </table:table-cell>
          <table:table-cell table:style-name="Default"/>
          <table:table-cell table:style-name="Default" office:value-type="string" calcext:value-type="string">
            <text:p>19/19</text:p>
          </table:table-cell>
          <table:table-cell table:style-name="Default"/>
          <table:table-cell table:style-name="ce1" office:value-type="string" calcext:value-type="string">
            <text:p>15/19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average time (if found)</text:p>
          </table:table-cell>
          <table:table-cell table:style-name="Default" table:formula="of:=AVERAGE([.B4:.B22])" office:value-type="float" office:value="13.1329481578947" calcext:value-type="float">
            <text:p>13,1329481579</text:p>
          </table:table-cell>
          <table:table-cell table:style-name="Default"/>
          <table:table-cell table:style-name="Default" table:formula="of:=AVERAGE([.D4:.D22])" office:value-type="float" office:value="1.05581884210526" calcext:value-type="float">
            <text:p>1,0558188421</text:p>
          </table:table-cell>
          <table:table-cell table:style-name="Default"/>
          <table:table-cell table:style-name="Default" table:formula="of:=AVERAGE([.F4:.F7];[.F9:.F13];[.F15:.F20];[.F22])" office:value-type="float" office:value="5.93136025" calcext:value-type="float">
            <text:p>5,93136025</text:p>
          </table:table-cell>
          <table:table-cell table:style-name="ce1"/>
          <table:table-cell table:style-name="Default" table:formula="of:=AVERAGE([.H4:.H22])" office:value-type="float" office:value="1.93338152631579" calcext:value-type="float">
            <text:p>1,9333815263</text:p>
          </table:table-cell>
          <table:table-cell table:style-name="Default"/>
          <table:table-cell table:style-name="Default" table:formula="of:=AVERAGE([.J4:.J22])" office:value-type="float" office:value="1.04558042105263" calcext:value-type="float">
            <text:p>1,0455804211</text:p>
          </table:table-cell>
          <table:table-cell table:style-name="Default"/>
          <table:table-cell table:style-name="Default" table:formula="of:=AVERAGE([.L4:.L7];[.L9:.L13];[.L15:.L20];[.L22])" office:value-type="float" office:value="4.427116" calcext:value-type="float">
            <text:p>4,427116</text:p>
          </table:table-cell>
          <table:table-cell table:style-name="ce1"/>
          <table:table-cell table:style-name="Default" table:formula="of:=AVERAGE([.N4:.N22])" office:value-type="float" office:value="1.32199610526316" calcext:value-type="float">
            <text:p>1,3219961053</text:p>
          </table:table-cell>
          <table:table-cell table:style-name="Default"/>
          <table:table-cell table:style-name="Default" table:formula="of:=AVERAGE([.P4:.P22])" office:value-type="float" office:value="1.02670115789474" calcext:value-type="float">
            <text:p>1,0267011579</text:p>
          </table:table-cell>
          <table:table-cell table:style-name="Default"/>
          <table:table-cell table:style-name="Default" table:formula="of:=AVERAGE([.R4:.R5];[.R7];[.R9:.R13];[.R15:.R20];[.R22])" office:value-type="float" office:value="2.95816446666667" calcext:value-type="float">
            <text:p>2,9581644667</text:p>
          </table:table-cell>
          <table:table-cell table:style-name="ce1"/>
          <table:table-cell table:style-name="Default" table:formula="of:=AVERAGE([.T4:.T22])" office:value-type="float" office:value="2.87989468421053" calcext:value-type="float">
            <text:p>2,8798946842</text:p>
          </table:table-cell>
          <table:table-cell table:style-name="Default"/>
          <table:table-cell table:style-name="Default" table:formula="of:=AVERAGE([.V4:.V22])" office:value-type="float" office:value="2.03902131578947" calcext:value-type="float">
            <text:p>2,0390213158</text:p>
          </table:table-cell>
          <table:table-cell table:style-name="Default"/>
          <table:table-cell table:style-name="Default" table:formula="of:=AVERAGE([.X4:.X5];[.X7:.X13];[.X15];[.X17];[.X19:.X20];[.X22])" office:value-type="float" office:value="8.42148071428571" calcext:value-type="float">
            <text:p>8,4214807143</text:p>
          </table:table-cell>
          <table:table-cell table:style-name="ce1"/>
          <table:table-cell table:style-name="Default" table:formula="of:=AVERAGE([.Z4:.Z22])" office:value-type="float" office:value="2.571963" calcext:value-type="float">
            <text:p>2,571963</text:p>
          </table:table-cell>
          <table:table-cell table:style-name="Default"/>
          <table:table-cell table:style-name="Default" table:formula="of:=AVERAGE([.AB4:.AB22])" office:value-type="float" office:value="1.72092105263158" calcext:value-type="float">
            <text:p>1,7209210526</text:p>
          </table:table-cell>
          <table:table-cell table:style-name="Default"/>
          <table:table-cell table:style-name="Default" table:formula="of:=AVERAGE([.AD4:.AD5];[.AD7];[.AD9:.AD13];[.AD15];[.AD17:.AD20];[.AD22])" office:value-type="float" office:value="7.22385935714286" calcext:value-type="float">
            <text:p>7,2238593571</text:p>
          </table:table-cell>
          <table:table-cell table:style-name="ce1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median</text:p>
          </table:table-cell>
          <table:table-cell table:style-name="Default" table:formula="of:=MEDIAN([.B4:.B22])" office:value-type="float" office:value="0.196164" calcext:value-type="float">
            <text:p>0,196164</text:p>
          </table:table-cell>
          <table:table-cell table:style-name="Default"/>
          <table:table-cell table:style-name="Default" table:formula="of:=MEDIAN([.D4:.D22])" office:value-type="float" office:value="0.084318" calcext:value-type="float">
            <text:p>0,084318</text:p>
          </table:table-cell>
          <table:table-cell table:style-name="Default"/>
          <table:table-cell table:style-name="Default" table:formula="of:=MEDIAN([.F4:.F22])" office:value-type="float" office:value="3.032337" calcext:value-type="float">
            <text:p>3,032337</text:p>
          </table:table-cell>
          <table:table-cell table:style-name="ce1"/>
          <table:table-cell table:style-name="Default" table:formula="of:=MEDIAN([.H4:.H22])" office:value-type="float" office:value="0.057073" calcext:value-type="float">
            <text:p>0,057073</text:p>
          </table:table-cell>
          <table:table-cell table:style-name="Default"/>
          <table:table-cell table:style-name="Default" table:formula="of:=MEDIAN([.J4:.J22])" office:value-type="float" office:value="0.06939" calcext:value-type="float">
            <text:p>0,06939</text:p>
          </table:table-cell>
          <table:table-cell table:style-name="Default"/>
          <table:table-cell table:style-name="Default" table:formula="of:=MEDIAN([.L4:.L22])" office:value-type="float" office:value="1.860193" calcext:value-type="float">
            <text:p>1,860193</text:p>
          </table:table-cell>
          <table:table-cell table:style-name="ce1"/>
          <table:table-cell table:style-name="Default" table:formula="of:=MEDIAN([.N4:.N22])" office:value-type="float" office:value="0.070502" calcext:value-type="float">
            <text:p>0,070502</text:p>
          </table:table-cell>
          <table:table-cell table:style-name="Default"/>
          <table:table-cell table:style-name="Default" table:formula="of:=MEDIAN([.P4:.P22])" office:value-type="float" office:value="0.107734" calcext:value-type="float">
            <text:p>0,107734</text:p>
          </table:table-cell>
          <table:table-cell table:style-name="Default"/>
          <table:table-cell table:style-name="Default" table:formula="of:=MEDIAN([.R4:.R22])" office:value-type="float" office:value="0.863197" calcext:value-type="float">
            <text:p>0,863197</text:p>
          </table:table-cell>
          <table:table-cell table:style-name="ce1"/>
          <table:table-cell table:style-name="Default" table:formula="of:=MEDIAN([.T4:.T22])" office:value-type="float" office:value="0.185733" calcext:value-type="float">
            <text:p>0,185733</text:p>
          </table:table-cell>
          <table:table-cell table:style-name="Default"/>
          <table:table-cell table:style-name="Default" table:formula="of:=MEDIAN([.V4:.V22])" office:value-type="float" office:value="0.195074" calcext:value-type="float">
            <text:p>0,195074</text:p>
          </table:table-cell>
          <table:table-cell table:style-name="Default"/>
          <table:table-cell table:style-name="Default" table:formula="of:=MEDIAN([.X4:.X22])" office:value-type="float" office:value="1.070959" calcext:value-type="float">
            <text:p>1,070959</text:p>
          </table:table-cell>
          <table:table-cell table:style-name="ce1"/>
          <table:table-cell table:style-name="Default" table:formula="of:=MEDIAN([.Z4:.Z22])" office:value-type="float" office:value="0.130781" calcext:value-type="float">
            <text:p>0,130781</text:p>
          </table:table-cell>
          <table:table-cell table:style-name="Default"/>
          <table:table-cell table:style-name="Default" table:formula="of:=MEDIAN([.AB4:.AB22])" office:value-type="float" office:value="0.134986" calcext:value-type="float">
            <text:p>0,134986</text:p>
          </table:table-cell>
          <table:table-cell table:style-name="Default"/>
          <table:table-cell table:style-name="Default" table:formula="of:=MEDIAN([.AD4:.AD22])" office:value-type="float" office:value="1.095817" calcext:value-type="float">
            <text:p>1,095817</text:p>
          </table:table-cell>
          <table:table-cell table:style-name="ce1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minimum</text:p>
          </table:table-cell>
          <table:table-cell table:style-name="Default" table:formula="of:=MIN([.B4:.B22])" office:value-type="float" office:value="0.000825" calcext:value-type="float">
            <text:p>0,000825</text:p>
          </table:table-cell>
          <table:table-cell table:style-name="Default"/>
          <table:table-cell table:style-name="Default" table:formula="of:=MIN([.D4:.D22])" office:value-type="float" office:value="0.001171" calcext:value-type="float">
            <text:p>0,001171</text:p>
          </table:table-cell>
          <table:table-cell table:style-name="Default"/>
          <table:table-cell table:style-name="Default" table:formula="of:=MIN([.F4:.F22])" office:value-type="float" office:value="0.000892" calcext:value-type="float">
            <text:p>0,000892</text:p>
          </table:table-cell>
          <table:table-cell table:style-name="ce1"/>
          <table:table-cell table:style-name="Default" table:formula="of:=MIN([.H4:.H22])" office:value-type="float" office:value="0.001007" calcext:value-type="float">
            <text:p>0,001007</text:p>
          </table:table-cell>
          <table:table-cell table:style-name="Default"/>
          <table:table-cell table:style-name="Default" table:formula="of:=MIN([.J4:.J22])" office:value-type="float" office:value="0.000997" calcext:value-type="float">
            <text:p>0,000997</text:p>
          </table:table-cell>
          <table:table-cell table:style-name="Default"/>
          <table:table-cell table:style-name="Default" table:formula="of:=MIN([.L4:.L22])" office:value-type="float" office:value="0.000929" calcext:value-type="float">
            <text:p>0,000929</text:p>
          </table:table-cell>
          <table:table-cell table:style-name="ce1"/>
          <table:table-cell table:style-name="Default" table:formula="of:=MIN([.N4:.N22])" office:value-type="float" office:value="0.000914" calcext:value-type="float">
            <text:p>0,000914</text:p>
          </table:table-cell>
          <table:table-cell table:style-name="Default"/>
          <table:table-cell table:style-name="Default" table:formula="of:=MIN([.P4:.P22])" office:value-type="float" office:value="0.001221" calcext:value-type="float">
            <text:p>0,001221</text:p>
          </table:table-cell>
          <table:table-cell table:style-name="Default"/>
          <table:table-cell table:style-name="Default" table:formula="of:=MIN([.R4:.R22])" office:value-type="float" office:value="0.001038" calcext:value-type="float">
            <text:p>0,001038</text:p>
          </table:table-cell>
          <table:table-cell table:style-name="ce1"/>
          <table:table-cell table:style-name="Default" table:formula="of:=MIN([.T4:.T22])" office:value-type="float" office:value="0.002255" calcext:value-type="float">
            <text:p>0,002255</text:p>
          </table:table-cell>
          <table:table-cell table:style-name="Default"/>
          <table:table-cell table:style-name="Default" table:formula="of:=MIN([.V4:.V22])" office:value-type="float" office:value="0.00271" calcext:value-type="float">
            <text:p>0,00271</text:p>
          </table:table-cell>
          <table:table-cell table:style-name="Default"/>
          <table:table-cell table:style-name="Default" table:formula="of:=MIN([.X4:.X22])" office:value-type="float" office:value="0.004153" calcext:value-type="float">
            <text:p>0,004153</text:p>
          </table:table-cell>
          <table:table-cell table:style-name="ce1"/>
          <table:table-cell table:style-name="Default" table:formula="of:=MIN([.Z4:.Z22])" office:value-type="float" office:value="0.001207" calcext:value-type="float">
            <text:p>0,001207</text:p>
          </table:table-cell>
          <table:table-cell table:style-name="Default"/>
          <table:table-cell table:style-name="Default" table:formula="of:=MIN([.AB4:.AB22])" office:value-type="float" office:value="0.001644" calcext:value-type="float">
            <text:p>0,001644</text:p>
          </table:table-cell>
          <table:table-cell table:style-name="Default"/>
          <table:table-cell table:style-name="Default" table:formula="of:=MIN([.AD4:.AD22])" office:value-type="float" office:value="0.001295" calcext:value-type="float">
            <text:p>0,001295</text:p>
          </table:table-cell>
          <table:table-cell table:style-name="ce1"/>
          <table:table-cell table:number-columns-repeated="3"/>
          <table:table-cell table:style-name="Default"/>
        </table:table-row>
        <table:table-row table:style-name="ro1">
          <table:table-cell table:style-name="Default" table:number-columns-repeated="31"/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table:number-columns-repeated="5"/>
          <table:table-cell table:style-name="Default" office:value-type="float" office:value="5" calcext:value-type="float">
            <text:p>5</text:p>
          </table:table-cell>
          <table:table-cell table:style-name="Default" table:number-columns-repeated="3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9"/>
          <table:table-cell table:style-name="Default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3"/>
          <table:table-cell table:style-name="Default"/>
        </table:table-row>
        <calcext:conditional-formats>
          <calcext:conditional-format calcext:target-range-address="Sheet1.B4:Sheet1.AE22">
            <calcext:condition calcext:apply-style-name="Result" calcext:value="=[.$AH4]" calcext:base-cell-address="Sheet1.B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0.00.0000</text:date>, <text:time style:data-style-name="N2" text:time-value="14:09:48.0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1T16:45:47.505585512</meta:creation-date>
    <meta:generator>LibreOffice/5.1.0.3$Windows_x86 LibreOffice_project/5e3e00a007d9b3b6efb6797a8b8e57b51ab1f737</meta:generator>
    <dc:date>2016-08-02T19:38:52.290000000</dc:date>
    <meta:editing-duration>PT6H13M1S</meta:editing-duration>
    <meta:editing-cycles>10</meta:editing-cycles>
    <meta:document-statistic meta:table-count="1" meta:cell-count="771" meta:object-count="0"/>
  </office:meta>
</office:document-meta>
</file>